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list-style-name="L4">
      <style:text-properties officeooo:rsid="0005b7fd" officeooo:paragraph-rsid="0005b7fd"/>
    </style:style>
    <style:style style:name="P2" style:family="paragraph" style:parent-style-name="Standard" style:list-style-name="L4">
      <style:text-properties officeooo:rsid="0005b7fd" officeooo:paragraph-rsid="00061c8b"/>
    </style:style>
    <style:style style:name="P3" style:family="paragraph" style:parent-style-name="Standard" style:list-style-name="L5">
      <style:text-properties officeooo:rsid="0005b7fd" officeooo:paragraph-rsid="0005b7fd"/>
    </style:style>
    <style:style style:name="P4" style:family="paragraph" style:parent-style-name="Standard" style:list-style-name="L6">
      <style:text-properties officeooo:rsid="0005b7fd" officeooo:paragraph-rsid="0005b7fd"/>
    </style:style>
    <style:style style:name="P5" style:family="paragraph" style:parent-style-name="Standard" style:list-style-name="L7">
      <style:text-properties officeooo:rsid="0005b7fd" officeooo:paragraph-rsid="0005b7fd"/>
    </style:style>
    <style:style style:name="P6" style:family="paragraph" style:parent-style-name="Standard" style:list-style-name="L7">
      <style:text-properties officeooo:paragraph-rsid="0005b7fd"/>
    </style:style>
    <style:style style:name="P7" style:family="paragraph" style:parent-style-name="Standard" style:list-style-name="L4">
      <style:text-properties officeooo:paragraph-rsid="00061c8b"/>
    </style:style>
    <style:style style:name="P8" style:family="paragraph" style:parent-style-name="Standard" style:list-style-name="L9">
      <style:text-properties officeooo:paragraph-rsid="0005b7fd"/>
    </style:style>
    <style:style style:name="P9" style:family="paragraph" style:parent-style-name="Standard" style:list-style-name="L8">
      <style:text-properties officeooo:paragraph-rsid="0005b7fd"/>
    </style:style>
    <style:style style:name="P10" style:family="paragraph" style:parent-style-name="Standard" style:list-style-name="L4">
      <style:text-properties officeooo:rsid="0005c966" officeooo:paragraph-rsid="0005c966"/>
    </style:style>
    <style:style style:name="P11" style:family="paragraph" style:parent-style-name="Standard" style:list-style-name="L4">
      <style:text-properties officeooo:rsid="00061c8b" officeooo:paragraph-rsid="00061c8b"/>
    </style:style>
    <style:style style:name="P12" style:family="paragraph" style:parent-style-name="Standard" style:list-style-name="L14">
      <style:text-properties officeooo:rsid="00061c8b" officeooo:paragraph-rsid="00061c8b"/>
    </style:style>
    <style:style style:name="P13" style:family="paragraph" style:parent-style-name="Standard" style:list-style-name="L16">
      <style:text-properties officeooo:rsid="00061c8b" officeooo:paragraph-rsid="00061c8b"/>
    </style:style>
    <style:style style:name="P14" style:family="paragraph" style:parent-style-name="Standard" style:list-style-name="L18">
      <style:text-properties officeooo:rsid="00061c8b" officeooo:paragraph-rsid="00061c8b"/>
    </style:style>
    <style:style style:name="P15" style:family="paragraph" style:parent-style-name="Standard" style:list-style-name="L20">
      <style:text-properties officeooo:rsid="00061c8b" officeooo:paragraph-rsid="00061c8b"/>
    </style:style>
    <style:style style:name="P16" style:family="paragraph" style:parent-style-name="Standard" style:list-style-name="L21">
      <style:text-properties officeooo:rsid="00061c8b" officeooo:paragraph-rsid="00061c8b"/>
    </style:style>
    <style:style style:name="P17" style:family="paragraph" style:parent-style-name="Standard" style:list-style-name="L22">
      <style:text-properties officeooo:rsid="00061c8b" officeooo:paragraph-rsid="00061c8b"/>
    </style:style>
    <style:style style:name="P18" style:family="paragraph" style:parent-style-name="Standard" style:list-style-name="L23">
      <style:text-properties officeooo:rsid="00061c8b" officeooo:paragraph-rsid="00061c8b"/>
    </style:style>
    <style:style style:name="P19" style:family="paragraph" style:parent-style-name="Standard" style:list-style-name="L25">
      <style:text-properties officeooo:rsid="00061c8b" officeooo:paragraph-rsid="00061c8b"/>
    </style:style>
    <style:style style:name="P20" style:family="paragraph" style:parent-style-name="Standard" style:list-style-name="L26">
      <style:text-properties officeooo:rsid="00061c8b" officeooo:paragraph-rsid="00061c8b"/>
    </style:style>
    <style:style style:name="P21" style:family="paragraph" style:parent-style-name="Standard" style:list-style-name="L17">
      <style:text-properties officeooo:paragraph-rsid="00061c8b"/>
    </style:style>
    <style:style style:name="P22" style:family="paragraph" style:parent-style-name="Standard" style:list-style-name="L19">
      <style:text-properties officeooo:paragraph-rsid="00061c8b"/>
    </style:style>
    <style:style style:name="P23" style:family="paragraph" style:parent-style-name="Standard" style:list-style-name="L25">
      <style:text-properties officeooo:paragraph-rsid="00061c8b"/>
    </style:style>
    <style:style style:name="P24" style:family="paragraph" style:parent-style-name="Standard" style:list-style-name="L4">
      <style:text-properties officeooo:rsid="0007f317" officeooo:paragraph-rsid="0007f317"/>
    </style:style>
    <style:style style:name="P25" style:family="paragraph" style:parent-style-name="Standard" style:list-style-name="L27">
      <style:text-properties officeooo:rsid="0007f317" officeooo:paragraph-rsid="0007f317"/>
    </style:style>
    <style:style style:name="T1" style:family="text">
      <style:text-properties officeooo:rsid="0005b7fd"/>
    </style:style>
    <style:style style:name="T2" style:family="text">
      <style:text-properties officeooo:rsid="0005c966"/>
    </style:style>
    <style:style style:name="T3" style:family="text">
      <style:text-properties officeooo:rsid="00061c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4797181061372342" text:style-name="L4">
        <text:list-item>
          <text:p text:style-name="P1">Introduction</text:p>
          <text:list>
            <text:list-item>
              <text:p text:style-name="P1">Purpose</text:p>
            </text:list-item>
          </text:list>
        </text:list-item>
      </text:list>
      <text:list xml:id="list7065884996516662016" text:style-name="L9">
        <text:list-item>
          <text:p text:style-name="P8"><text:span text:style-name="T1">The Purpose of this document is to outline the Global State Monitoring algorithm, as well as Communication module used to link devices. Included is a breakdown of all functions used in both modules.</text:span></text:p>
        </text:list-item>
      </text:list>
      <text:list xml:id="list155708162070977" text:continue-list="list1404797181061372342" text:style-name="L4">
        <text:list-item>
          <text:list>
            <text:list-item>
              <text:p text:style-name="P1">Design Principles</text:p>
            </text:list-item>
          </text:list>
        </text:list-item>
      </text:list>
      <text:list xml:id="list5128279458145542876" text:style-name="L8">
        <text:list-item>
          <text:p text:style-name="P9"><text:span text:style-name="T1">The design principles were all outlines in the paper provided by the supervising professor. Due to the nature of the demo requested, running the algorithm on phones will reduce the amount of work required to get devices communicating with each other. The drones purchased also have a method of communication with Android/IOS devices.</text:span></text:p>
        </text:list-item>
      </text:list>
      <text:list xml:id="list155709077909379" text:continue-list="list155708162070977" text:style-name="L4">
        <text:list-item>
          <text:list>
            <text:list-item>
              <text:p text:style-name="P1">Document Structure</text:p>
            </text:list-item>
          </text:list>
        </text:list-item>
      </text:list>
      <text:list xml:id="list7279565823686970673" text:style-name="L7">
        <text:list-item>
          <text:p text:style-name="P6"><text:span text:style-name="T1">The structure of the document is taken from the software requirements document provided for sake of consistency.</text:span></text:p>
        </text:list-item>
        <text:list-item>
          <text:p text:style-name="P5">The document will also go over all <text:span text:style-name="T2">major functions in the monitoring and communication module. And explain the overall dataflow of the module.</text:span></text:p>
        </text:list-item>
      </text:list>
      <text:list xml:id="list155709246885882" text:continue-list="list155709077909379" text:style-name="L4">
        <text:list-item>
          <text:p text:style-name="P1">Chosen Technologies</text:p>
        </text:list-item>
      </text:list>
      <text:list xml:id="list4893456047448419804" text:style-name="L5">
        <text:list-item>
          <text:p text:style-name="P3">For our software technologies we will use Java and Swift. This is due to our demo requiring the use of Android and Ios. The algorithm was initially implemented in C, we will transfer all of this code over to Java/Swift</text:p>
        </text:list-item>
      </text:list>
      <text:list xml:id="list155708891830990" text:continue-list="list155709246885882" text:style-name="L4">
        <text:list-item>
          <text:p text:style-name="P1">Important Design Decisions</text:p>
        </text:list-item>
      </text:list>
      <text:list xml:id="list2541466253146991686" text:style-name="L6">
        <text:list-item>
          <text:p text:style-name="P4"/>
        </text:list-item>
      </text:list>
      <text:list xml:id="list155709143430061" text:continue-list="list155708891830990" text:style-name="L4">
        <text:list-item>
          <text:p text:style-name="P1">Monitoring Algorithm Module Overview</text:p>
          <text:list>
            <text:list-item>
              <text:p text:style-name="P1">Class:</text:p>
              <text:list>
                <text:list-item>
                  <text:p text:style-name="P1">Function</text:p>
                  <text:list>
                    <text:list-item>
                      <text:p text:style-name="P1">Description</text:p>
                    </text:list-item>
                    <text:list-item>
                      <text:p text:style-name="P1">Inputs</text:p>
                    </text:list-item>
                    <text:list-item>
                      <text:p text:style-name="P1">Processing</text:p>
                    </text:list-item>
                    <text:list-item>
                      <text:p text:style-name="P1">Outputs</text:p>
                    </text:list-item>
                    <text:list-item>
                      <text:p text:style-name="P1">Error Handling</text:p>
                    </text:list-item>
                  </text:list>
                </text:list-item>
              </text:list>
            </text:list-item>
          </text:list>
        </text:list-item>
        <text:list-item>
          <text:p text:style-name="P1">Communication Module Overview</text:p>
          <text:list>
            <text:list-item>
              <text:p text:style-name="P10">Structure: DeviceInfo</text:p>
              <text:list>
                <text:list-item>
                  <text:p text:style-name="P1">Description</text:p>
                </text:list-item>
              </text:list>
            </text:list-item>
          </text:list>
        </text:list-item>
      </text:list>
      <text:list xml:id="list1180835741332127425" text:style-name="L19">
        <text:list-item>
          <text:p text:style-name="P22"><text:span text:style-name="T3">Used to serialize device information, needed to send data across the network</text:span></text:p>
        </text:list-item>
      </text:list>
      <text:list xml:id="list155709873712661" text:continue-list="list155709143430061" text:style-name="L4">
        <text:list-item>
          <text:list>
            <text:list-item>
              <text:list>
                <text:list-item>
                  <text:p text:style-name="P2">Inputs</text:p>
                </text:list-item>
              </text:list>
            </text:list-item>
          </text:list>
        </text:list-item>
      </text:list>
      <text:list xml:id="list727160731509001591" text:style-name="L17">
        <text:list-item>
          <text:list>
            <text:list-item>
              <text:list>
                <text:list-item>
                  <text:p text:style-name="P21"><text:span text:style-name="T3">N/A</text:span></text:p>
                </text:list-item>
              </text:list>
            </text:list-item>
          </text:list>
        </text:list-item>
      </text:list>
      <text:list xml:id="list155708380209305" text:continue-list="list155709873712661" text:style-name="L4">
        <text:list-item>
          <text:list>
            <text:list-item>
              <text:list>
                <text:list-item>
                  <text:p text:style-name="P7"><text:span text:style-name="T3">Globals</text:span></text:p>
                </text:list-item>
              </text:list>
            </text:list-item>
          </text:list>
        </text:list-item>
      </text:list>
      <text:list xml:id="list6813062600476933403" text:style-name="L18">
        <text:list-item>
          <text:list>
            <text:list-item>
              <text:list>
                <text:list-item>
                  <text:p text:style-name="P14">String ip</text:p>
                  <text:list>
                    <text:list-item>
                      <text:p text:style-name="P14">ip of the device the data will be sent to</text:p>
                    </text:list-item>
                  </text:list>
                </text:list-item>
                <text:list-item>
                  <text:p text:style-name="P14">int port</text:p>
                  <text:list>
                    <text:list-item>
                      <text:p text:style-name="P14">port over which the communication will be done</text:p>
                    </text:list-item>
                  </text:list>
                </text:list-item>
                <text:list-item>
                  <text:p text:style-name="P14">DeviceLocation location</text:p>
                  <text:list>
                    <text:list-item>
                      <text:p text:style-name="P14">data that is going to be sent over the network</text:p>
                    </text:list-item>
                  </text:list>
                </text:list-item>
              </text:list>
            </text:list-item>
          </text:list>
        </text:list-item>
      </text:list>
      <text:list xml:id="list155709705363680" text:continue-list="list155708380209305" text:style-name="L4">
        <text:list-item>
          <text:list>
            <text:list-item>
              <text:list>
                <text:list-item>
                  <text:p text:style-name="P11">Functions</text:p>
                </text:list-item>
              </text:list>
            </text:list-item>
          </text:list>
        </text:list-item>
      </text:list>
      <text:list xml:id="list6871166358372860117" text:style-name="L14">
        <text:list-item>
          <text:list>
            <text:list-item>
              <text:list>
                <text:list-item>
                  <text:p text:style-name="P12">Function: toString()</text:p>
                </text:list-item>
              </text:list>
            </text:list-item>
          </text:list>
        </text:list-item>
      </text:list>
      <text:list xml:id="list2821098371522995886" text:style-name="L20">
        <text:list-item>
          <text:list>
            <text:list-item>
              <text:list>
                <text:list-item>
                  <text:list>
                    <text:list-item>
                      <text:p text:style-name="P15">Input</text:p>
                      <text:list>
                        <text:list-item>
                          <text:p text:style-name="P15">N/A</text:p>
                        </text:list-item>
                      </text:list>
                    </text:list-item>
                    <text:list-item>
                      <text:p text:style-name="P15">Output</text:p>
                      <text:list>
                        <text:list-item>
                          <text:p text:style-name="P15"><text:soft-page-break/>structure as a Json</text:p>
                        </text:list-item>
                      </text:list>
                    </text:list-item>
                    <text:list-item>
                      <text:p text:style-name="P15">Processing</text:p>
                      <text:list>
                        <text:list-item>
                          <text:p text:style-name="P15">Converts all data in the structure to Json</text:p>
                        </text:list-item>
                      </text:list>
                    </text:list-item>
                  </text:list>
                </text:list-item>
              </text:list>
            </text:list-item>
          </text:list>
        </text:list-item>
      </text:list>
      <text:list xml:id="list155708791852031" text:continue-list="list155709705363680" text:style-name="L4">
        <text:list-item>
          <text:list>
            <text:list-item>
              <text:list>
                <text:list-item>
                  <text:p text:style-name="P1">Error Handling</text:p>
                </text:list-item>
              </text:list>
            </text:list-item>
          </text:list>
        </text:list-item>
      </text:list>
      <text:list xml:id="list2429074737394874159" text:style-name="L16">
        <text:list-item>
          <text:list>
            <text:list-item>
              <text:list>
                <text:list-item>
                  <text:p text:style-name="P13">Error handling isnt needed due to the simplicity of the structure</text:p>
                </text:list-item>
              </text:list>
            </text:list-item>
          </text:list>
        </text:list-item>
      </text:list>
      <text:list xml:id="list155709039334220" text:continue-list="list155708791852031" text:style-name="L4">
        <text:list-item>
          <text:list>
            <text:list-item>
              <text:p text:style-name="P10">Structure: DeviceLocation</text:p>
              <text:list>
                <text:list-item>
                  <text:p text:style-name="P11">Description</text:p>
                </text:list-item>
              </text:list>
            </text:list-item>
          </text:list>
        </text:list-item>
      </text:list>
      <text:list xml:id="list2953565091959071352" text:style-name="L21">
        <text:list-item>
          <text:list>
            <text:list-item>
              <text:list>
                <text:list-item>
                  <text:list>
                    <text:list-item>
                      <text:p text:style-name="P16">Used to keep track of location data of a given device</text:p>
                    </text:list-item>
                  </text:list>
                </text:list-item>
              </text:list>
            </text:list-item>
          </text:list>
        </text:list-item>
      </text:list>
      <text:list xml:id="list155708707281163" text:continue-list="list155709039334220" text:style-name="L4">
        <text:list-item>
          <text:list>
            <text:list-item>
              <text:list>
                <text:list-item>
                  <text:p text:style-name="P11">Inputs</text:p>
                </text:list-item>
              </text:list>
            </text:list-item>
          </text:list>
        </text:list-item>
      </text:list>
      <text:list xml:id="list6084480617822042564" text:style-name="L22">
        <text:list-item>
          <text:list>
            <text:list-item>
              <text:list>
                <text:list-item>
                  <text:list>
                    <text:list-item>
                      <text:p text:style-name="P17">Location location</text:p>
                      <text:list>
                        <text:list-item>
                          <text:p text:style-name="P17">the latitude and longitude of the device</text:p>
                        </text:list-item>
                      </text:list>
                    </text:list-item>
                    <text:list-item>
                      <text:p text:style-name="P17">double barometerPressure</text:p>
                      <text:list>
                        <text:list-item>
                          <text:p text:style-name="P17">barometer pressure read from device</text:p>
                        </text:list-item>
                      </text:list>
                    </text:list-item>
                    <text:list-item>
                      <text:p text:style-name="P17">float[] gravity</text:p>
                      <text:list>
                        <text:list-item>
                          <text:p text:style-name="P17">gravity read from device as vector</text:p>
                        </text:list-item>
                      </text:list>
                    </text:list-item>
                    <text:list-item>
                      <text:p text:style-name="P17">float[] linearAcceleration</text:p>
                      <text:list>
                        <text:list-item>
                          <text:p text:style-name="P17">velocity vector read from device</text:p>
                        </text:list-item>
                      </text:list>
                    </text:list-item>
                    <text:list-item>
                      <text:p text:style-name="P17">Operation:</text:p>
                      <text:list>
                        <text:list-item>
                          <text:p text:style-name="P17">Constructor simply takes the inputs and applys them to the corresponding global variable</text:p>
                        </text:list-item>
                      </text:list>
                    </text:list-item>
                  </text:list>
                </text:list-item>
              </text:list>
            </text:list-item>
          </text:list>
        </text:list-item>
      </text:list>
      <text:list xml:id="list155708604413401" text:continue-list="list155708707281163" text:style-name="L4">
        <text:list-item>
          <text:list>
            <text:list-item>
              <text:list>
                <text:list-item>
                  <text:p text:style-name="P11">Globals</text:p>
                </text:list-item>
              </text:list>
            </text:list-item>
          </text:list>
        </text:list-item>
      </text:list>
      <text:list xml:id="list8362063562131339177" text:style-name="L23">
        <text:list-item>
          <text:list>
            <text:list-item>
              <text:list>
                <text:list-item>
                  <text:list>
                    <text:list-item>
                      <text:p text:style-name="P18">double longitude</text:p>
                    </text:list-item>
                    <text:list-item>
                      <text:p text:style-name="P18">double latitude</text:p>
                    </text:list-item>
                    <text:list-item>
                      <text:p text:style-name="P18">double altitude</text:p>
                    </text:list-item>
                    <text:list-item>
                      <text:p text:style-name="P18">double barometerPressure</text:p>
                    </text:list-item>
                    <text:list-item>
                      <text:p text:style-name="P18">double speed</text:p>
                    </text:list-item>
                    <text:list-item>
                      <text:p text:style-name="P18">fload bearing</text:p>
                    </text:list-item>
                    <text:list-item>
                      <text:p text:style-name="P18">float accuracy</text:p>
                    </text:list-item>
                    <text:list-item>
                      <text:p text:style-name="P18">float[] gravity</text:p>
                    </text:list-item>
                    <text:list-item>
                      <text:p text:style-name="P18">float linearAcceleration[]</text:p>
                    </text:list-item>
                  </text:list>
                </text:list-item>
              </text:list>
            </text:list-item>
          </text:list>
        </text:list-item>
      </text:list>
      <text:list xml:id="list155708068853687" text:continue-list="list155708604413401" text:style-name="L4">
        <text:list-item>
          <text:list>
            <text:list-item>
              <text:list>
                <text:list-item>
                  <text:p text:style-name="P11">Functions</text:p>
                  <text:list>
                    <text:list-item>
                      <text:p text:style-name="P11">None</text:p>
                    </text:list-item>
                  </text:list>
                </text:list-item>
              </text:list>
            </text:list-item>
            <text:list-item>
              <text:p text:style-name="P10">Structure: NetworkPeerIdentifier</text:p>
              <text:list>
                <text:list-item>
                  <text:p text:style-name="P11">Description</text:p>
                </text:list-item>
                <text:list-item>
                  <text:p text:style-name="P11">Inputs</text:p>
                </text:list-item>
              </text:list>
            </text:list-item>
          </text:list>
        </text:list-item>
      </text:list>
      <text:list xml:id="list4857006377859902369" text:style-name="L25">
        <text:list-item>
          <text:list>
            <text:list-item>
              <text:list>
                <text:list-item>
                  <text:list>
                    <text:list-item>
                      <text:p text:style-name="P23"><text:span text:style-name="T3">NsdServiceInfo nsdServiceInfo</text:span></text:p>
                      <text:list>
                        <text:list-item>
                          <text:p text:style-name="P19">used to populate global variables</text:p>
                        </text:list-item>
                      </text:list>
                    </text:list-item>
                  </text:list>
                </text:list-item>
              </text:list>
            </text:list-item>
          </text:list>
        </text:list-item>
      </text:list>
      <text:list xml:id="list155708399507944" text:continue-list="list155708068853687" text:style-name="L4">
        <text:list-item>
          <text:list>
            <text:list-item>
              <text:list>
                <text:list-item>
                  <text:p text:style-name="P11">Globals</text:p>
                </text:list-item>
              </text:list>
            </text:list-item>
          </text:list>
        </text:list-item>
      </text:list>
      <text:list xml:id="list4724673428093514305" text:style-name="L27">
        <text:list-item>
          <text:list>
            <text:list-item>
              <text:list>
                <text:list-item>
                  <text:list>
                    <text:list-item>
                      <text:p text:style-name="P25">ConcurrentMap&lt;Identifier, NetworkPeerIdentifier&gt; cache</text:p>
                      <text:list>
                        <text:list-item>
                          <text:p text:style-name="P25">used to keep global knowledge of all other devices connected to network</text:p>
                        </text:list-item>
                      </text:list>
                    </text:list-item>
                  </text:list>
                </text:list-item>
              </text:list>
            </text:list-item>
          </text:list>
        </text:list-item>
      </text:list>
      <text:list xml:id="list8583921529910611409" text:style-name="L26">
        <text:list-item>
          <text:list>
            <text:list-item>
              <text:list>
                <text:list-item>
                  <text:list>
                    <text:list-item>
                      <text:p text:style-name="P20">InetAddress host</text:p>
                    </text:list-item>
                    <text:list-item>
                      <text:p text:style-name="P20">String serviceName</text:p>
                    </text:list-item>
                    <text:list-item>
                      <text:p text:style-name="P20">String serviceType</text:p>
                    </text:list-item>
                    <text:list-item>
                      <text:p text:style-name="P20">int port</text:p>
                    </text:list-item>
                  </text:list>
                </text:list-item>
              </text:list>
            </text:list-item>
          </text:list>
        </text:list-item>
      </text:list>
      <text:list xml:id="list155708007641113" text:continue-list="list155708399507944" text:style-name="L4">
        <text:list-item>
          <text:list>
            <text:list-item>
              <text:list>
                <text:list-item>
                  <text:p text:style-name="P11">Functions</text:p>
                  <text:list>
                    <text:list-item>
                      <text:p text:style-name="P11">getNsdServiceInfo</text:p>
                      <text:list>
                        <text:list-item>
                          <text:p text:style-name="P11"><text:soft-page-break/>Inputs</text:p>
                          <text:list>
                            <text:list-item>
                              <text:p text:style-name="P24">N/A</text:p>
                            </text:list-item>
                          </text:list>
                        </text:list-item>
                        <text:list-item>
                          <text:p text:style-name="P11">Outputs</text:p>
                          <text:list>
                            <text:list-item>
                              <text:p text:style-name="P24">NsdServiceInfo</text:p>
                            </text:list-item>
                          </text:list>
                        </text:list-item>
                        <text:list-item>
                          <text:p text:style-name="P11">Processing</text:p>
                          <text:list>
                            <text:list-item>
                              <text:p text:style-name="P24">grabs all global variables and packs them in to the required object, then returns</text:p>
                            </text:list-item>
                          </text:list>
                        </text:list-item>
                      </text:list>
                    </text:list-item>
                    <text:list-item>
                      <text:p text:style-name="P24">describeContents</text:p>
                      <text:list>
                        <text:list-item>
                          <text:p text:style-name="P24">Inputs</text:p>
                          <text:list>
                            <text:list-item>
                              <text:p text:style-name="P24">N/A</text:p>
                            </text:list-item>
                          </text:list>
                        </text:list-item>
                        <text:list-item>
                          <text:p text:style-name="P24">Outputs</text:p>
                          <text:list>
                            <text:list-item>
                              <text:p text:style-name="P24">int</text:p>
                            </text:list-item>
                          </text:list>
                        </text:list-item>
                        <text:list-item>
                          <text:p text:style-name="P24">Processing</text:p>
                          <text:list>
                            <text:list-item>
                              <text:p text:style-name="P24">calls describe contents of global NsdService</text:p>
                              <text:list>
                                <text:list-item>
                                  <text:p text:style-name="P24">//Andrew can you explain what each value does/what we want to see?</text:p>
                                </text:list-item>
                              </text:list>
                            </text:list-item>
                          </text:list>
                        </text:list-item>
                      </text:list>
                    </text:list-item>
                    <text:list-item>
                      <text:p text:style-name="P24">toString</text:p>
                      <text:list>
                        <text:list-item>
                          <text:p text:style-name="P24">Input</text:p>
                          <text:list>
                            <text:list-item>
                              <text:p text:style-name="P24">N/A</text:p>
                            </text:list-item>
                          </text:list>
                        </text:list-item>
                        <text:list-item>
                          <text:p text:style-name="P24">Output</text:p>
                          <text:list>
                            <text:list-item>
                              <text:p text:style-name="P24">returns global NsdService as string</text:p>
                            </text:list-item>
                          </text:list>
                        </text:list-item>
                        <text:list-item>
                          <text:p text:style-name="P24">Processing</text:p>
                          <text:list>
                            <text:list-item>
                              <text:p text:style-name="P24">none</text:p>
                            </text:list-item>
                          </text:list>
                        </text:list-item>
                      </text:list>
                    </text:list-item>
                    <text:list-item>
                      <text:p text:style-name="P24">writeToParcel (Override)</text:p>
                      <text:list>
                        <text:list-item>
                          <text:p text:style-name="P24">Input</text:p>
                          <text:list>
                            <text:list-item>
                              <text:p text:style-name="P24">Parcel dest</text:p>
                            </text:list-item>
                            <text:list-item>
                              <text:p text:style-name="P24">int flags</text:p>
                            </text:list-item>
                          </text:list>
                        </text:list-item>
                        <text:list-item>
                          <text:p text:style-name="P24">Output</text:p>
                          <text:list>
                            <text:list-item>
                              <text:p text:style-name="P24">void</text:p>
                            </text:list-item>
                          </text:list>
                        </text:list-item>
                        <text:list-item>
                          <text:p text:style-name="P24">Processing</text:p>
                          <text:list>
                            <text:list-item>
                              <text:p text:style-name="P24">takes the given inputs and writes to Parcel of global NSDService</text:p>
                            </text:list-item>
                          </text:list>
                        </text:list-item>
                      </text:list>
                    </text:list-item>
                    <text:list-item>
                      <text:p text:style-name="P24">equals (Override)</text:p>
                      <text:list>
                        <text:list-item>
                          <text:p text:style-name="P24">Input</text:p>
                          <text:list>
                            <text:list-item>
                              <text:p text:style-name="P24">Object o (will be cast to NetworkPeerIdentifier) </text:p>
                            </text:list-item>
                          </text:list>
                        </text:list-item>
                        <text:list-item>
                          <text:p text:style-name="P24">Output</text:p>
                          <text:list>
                            <text:list-item>
                              <text:p text:style-name="P24">boolean</text:p>
                            </text:list-item>
                          </text:list>
                        </text:list-item>
                        <text:list-item>
                          <text:p text:style-name="P24">Processing</text:p>
                          <text:list>
                            <text:list-item>
                              <text:p text:style-name="P24">checks if the given object is equal to this one. Equality is checked by individually checking all members we care about (hostAddress, port)</text:p>
                            </text:list-item>
                          </text:list>
                        </text:list-item>
                      </text:list>
                    </text:list-item>
                    <text:list-item>
                      <text:p text:style-name="P24">hashCode</text:p>
                      <text:list>
                        <text:list-item>
                          <text:p text:style-name="P24">Input</text:p>
                          <text:list>
                            <text:list-item>
                              <text:p text:style-name="P24">None</text:p>
                            </text:list-item>
                          </text:list>
                        </text:list-item>
                        <text:list-item>
                          <text:p text:style-name="P24">Output</text:p>
                          <text:list>
                            <text:list-item>
                              <text:p text:style-name="P24">int</text:p>
                            </text:list-item>
                          </text:list>
                        </text:list-item>
                        <text:list-item>
                          <text:p text:style-name="P24">Processing</text:p>
                          <text:list>
                            <text:list-item>
                              <text:p text:style-name="P24">takes Hashcode builder and appents the global host and port</text:p>
                            </text:list-item>
                          </text:list>
                        </text:list-item>
                      </text:list>
                    </text:list-item>
                  </text:list>
                </text:list-item>
              </text:list>
            </text:list-item>
            <text:list-item>
              <text:p text:style-name="P10">Structure: PayloadObject</text:p>
              <text:list>
                <text:list-item>
                  <text:p text:style-name="P24">Description</text:p>
                  <text:list>
                    <text:list-item>
                      <text:p text:style-name="P24">an object used to serialize all data we want to send over the network</text:p>
                    </text:list-item>
                  </text:list>
                </text:list-item>
                <text:list-item>
                  <text:p text:style-name="P24">Inputs</text:p>
                  <text:list>
                    <text:list-item>
                      <text:p text:style-name="P24"><text:soft-page-break/>T payload</text:p>
                    </text:list-item>
                    <text:list-item>
                      <text:p text:style-name="P24">Set&lt;NetworkPeerIdentifier&gt; nsdPeers</text:p>
                    </text:list-item>
                    <text:list-item>
                      <text:p text:style-name="P24">Status status</text:p>
                    </text:list-item>
                    <text:list-item>
                      <text:p text:style-name="P24">Constructue unpacks all inputs into global variables</text:p>
                    </text:list-item>
                  </text:list>
                </text:list-item>
                <text:list-item>
                  <text:p text:style-name="P24">Globals</text:p>
                  <text:list>
                    <text:list-item>
                      <text:p text:style-name="P24">T payload</text:p>
                    </text:list-item>
                    <text:list-item>
                      <text:p text:style-name="P24">long wallClockCreationTime</text:p>
                    </text:list-item>
                    <text:list-item>
                      <text:p text:style-name="P24">nsdPeersSetHash</text:p>
                    </text:list-item>
                    <text:list-item>
                      <text:p text:style-name="P24">nsdPeersSetCount</text:p>
                    </text:list-item>
                    <text:list-item>
                      <text:p text:style-name="P24">Status status</text:p>
                    </text:list-item>
                  </text:list>
                </text:list-item>
                <text:list-item>
                  <text:p text:style-name="P24">Functions</text:p>
                  <text:list>
                    <text:list-item>
                      <text:p text:style-name="P24">toString</text:p>
                      <text:list>
                        <text:list-item>
                          <text:p text:style-name="P24">packs this object as Json</text:p>
                        </text:list-item>
                      </text:list>
                    </text:list-item>
                  </text:list>
                </text:list-item>
              </text:list>
            </text:list-item>
          </text:list>
        </text:list-item>
        <text:list-item>
          <text:p text:style-name="P1">Data Flow Diagr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Holtrop</meta:initial-creator>
    <meta:creation-date>2015-01-15T15:05:52.934144760</meta:creation-date>
    <dc:date>2015-01-15T15:57:07.793153566</dc:date>
    <dc:creator>Evan Holtrop</dc:creator>
    <meta:editing-duration>PT10M44S</meta:editing-duration>
    <meta:editing-cycles>1</meta:editing-cycles>
    <meta:document-statistic meta:table-count="0" meta:image-count="0" meta:object-count="0" meta:page-count="4" meta:paragraph-count="144" meta:word-count="715" meta:character-count="4050" meta:non-whitespace-character-count="3621"/>
    <meta:generator>LibreOffice/4.3.5.2.0$Linux_X86_64 LibreOffice_project/430$Build-2</meta:generator>
  </office:meta>
</office:document-meta>
</file>